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MatchMethodPointcutAdvisor.NameMatchMethodPointcutAdvisor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tchMethodPointcutAdvisor.addMetho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tchMethodPointcutAdvisor.setMappedNames( String ... mappe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tchMethodPointcutAdvisor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tchMethodPointcutAdvisor.setMappedName( String mapp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tchMethodPointcutAdvisor.NameMatchMethodPointc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MatchMethodPointcut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